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2cm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1" draw:id="id1" draw:layer="layout" svg:width="2.5cm" svg:height="1cm" svg:x="5cm" svg:y="3.5cm">
          <text:p text:style-name="P1"><text:span text:style-name="T1">KeyPointTread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2.5cm" svg:height="1cm" svg:x="5cm" svg:y="5cm">
          <text:p text:style-name="P1"><text:span text:style-name="T1">KeyPointTread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2.5cm" svg:height="1cm" svg:x="5cm" svg:y="6.5cm">
          <text:p text:style-name="P1"><text:span text:style-name="T1">KeyPointTread 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3.5cm" svg:height="1cm" svg:x="8.5cm" svg:y="3.5cm">
          <text:p text:style-name="P1"><text:span text:style-name="T1">ExtractFeatureThread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5cm" svg:height="1cm" svg:x="8.5cm" svg:y="5cm">
          <text:p text:style-name="P1"><text:span text:style-name="T1">ExtractFeatureThread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5cm" svg:height="1cm" svg:x="8.5cm" svg:y="6.5cm">
          <text:p text:style-name="P1"><text:span text:style-name="T1">ExtractFeatureThread 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2.5cm" svg:height="1cm" svg:x="1.5cm" svg:y="5cm">
          <text:p text:style-name="P1"><text:span text:style-name="T1">NAR::AddNewJo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.5cm" svg:height="1cm" svg:x="13cm" svg:y="5cm">
          <text:p text:style-name="P1"><text:span text:style-name="T1">NAR::DoWor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2.5cm" svg:height="1cm" svg:x="1.5cm" svg:y="1.5cm">
          <text:p text:style-name="P1"><text:span text:style-name="T1">VideoThre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5cm" svg:height="1cm" svg:x="13cm" svg:y="9cm">
          <text:p text:style-name="P1"><text:span text:style-name="T1">Completed ThreadJo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7.5cm" svg:y1="4cm" svg:x2="8.5cm" svg:y2="4cm" draw:start-shape="id1" draw:start-glue-point="7" draw:end-shape="id2" draw:end-glue-point="5" svg:d="m7500 4000h1000">
          <text:p/>
        </draw:connector>
        <draw:connector draw:style-name="gr2" draw:text-style-name="P2" draw:layer="layout" draw:type="line" svg:x1="7.5cm" svg:y1="7cm" svg:x2="8.5cm" svg:y2="7cm" draw:start-shape="id3" draw:start-glue-point="7" draw:end-shape="id4" draw:end-glue-point="5" svg:d="m7500 7000h1000">
          <text:p/>
        </draw:connector>
        <draw:connector draw:style-name="gr2" draw:text-style-name="P2" draw:layer="layout" draw:type="line" svg:x1="12cm" svg:y1="4cm" svg:x2="13cm" svg:y2="5.5cm" draw:start-shape="id2" draw:end-shape="id5" svg:d="m12000 4000 1000 1500">
          <text:p/>
        </draw:connector>
        <draw:connector draw:style-name="gr2" draw:text-style-name="P2" draw:layer="layout" draw:type="line" svg:x1="12cm" svg:y1="5.5cm" svg:x2="13cm" svg:y2="5.5cm" draw:start-shape="id6" draw:start-glue-point="7" draw:end-shape="id5" draw:end-glue-point="5" svg:d="m12000 5500h1000">
          <text:p/>
        </draw:connector>
        <draw:connector draw:style-name="gr2" draw:text-style-name="P2" draw:layer="layout" draw:type="line" svg:x1="12cm" svg:y1="7cm" svg:x2="13cm" svg:y2="5.5cm" draw:start-shape="id4" draw:start-glue-point="7" draw:end-shape="id5" draw:end-glue-point="5" svg:d="m12000 7000 1000-1500">
          <text:p/>
        </draw:connector>
        <draw:connector draw:style-name="gr2" draw:text-style-name="P2" draw:layer="layout" draw:type="line" svg:x1="4cm" svg:y1="5.5cm" svg:x2="5cm" svg:y2="4cm" draw:start-shape="id7" draw:start-glue-point="7" draw:end-shape="id1" svg:d="m4000 5500 1000-1500">
          <text:p/>
        </draw:connector>
        <draw:connector draw:style-name="gr2" draw:text-style-name="P2" draw:layer="layout" draw:type="line" svg:x1="4cm" svg:y1="5.5cm" svg:x2="5cm" svg:y2="5.5cm" draw:start-shape="id7" draw:start-glue-point="7" draw:end-shape="id8" draw:end-glue-point="5" svg:d="m4000 5500h1000">
          <text:p/>
        </draw:connector>
        <draw:connector draw:style-name="gr2" draw:text-style-name="P2" draw:layer="layout" draw:type="line" svg:x1="4cm" svg:y1="5.5cm" svg:x2="5cm" svg:y2="7cm" draw:start-shape="id7" draw:start-glue-point="7" draw:end-shape="id3" draw:end-glue-point="5" svg:d="m4000 5500 1000 1500">
          <text:p/>
        </draw:connector>
        <draw:connector draw:style-name="gr2" draw:text-style-name="P2" draw:layer="layout" draw:type="line" svg:x1="2.75cm" svg:y1="2.5cm" svg:x2="2.75cm" svg:y2="5cm" draw:start-shape="id9" draw:start-glue-point="6" draw:end-shape="id7" draw:end-glue-point="4" svg:d="m2750 2500v2500">
          <text:p/>
        </draw:connector>
        <draw:connector draw:style-name="gr2" draw:text-style-name="P2" draw:layer="layout" draw:type="line" svg:x1="14.75cm" svg:y1="6cm" svg:x2="14.75cm" svg:y2="9cm" draw:start-shape="id5" draw:start-glue-point="6" draw:end-shape="id10" draw:end-glue-point="4" svg:d="m14750 6000v3000">
          <text:p/>
        </draw:connector>
        <draw:custom-shape draw:style-name="gr3" draw:text-style-name="P2" draw:layer="layout" svg:width="16cm" svg:height="5cm" svg:x="1cm" svg:y="3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5cm" svg:height="1.25cm" svg:x="6.5cm" svg:y="1.5cm">
          <draw:text-box>
            <text:p>NAR Thread</text:p>
          </draw:text-box>
        </draw:frame>
        <draw:connector draw:style-name="gr5" draw:text-style-name="P2" draw:layer="layout" draw:type="line" svg:x1="7.5cm" svg:y1="5.5cm" svg:x2="8.5cm" svg:y2="5.5cm" draw:start-shape="id8" draw:start-glue-point="7" draw:end-shape="id6" draw:end-glue-point="5" svg:d="m7500 5500h10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ghia </meta:initial-creator>
    <meta:creation-date>2012-02-04T00:18:02</meta:creation-date>
    <dc:date>2012-02-04T00:29:27</dc:date>
    <dc:creator>Nghia </dc:creator>
    <meta:editing-duration>PT11M25S</meta:editing-duration>
    <meta:editing-cycles>7</meta:editing-cycles>
    <meta:generator>LibreOffice/3.4$Unix LibreOffice_project/340m1$Build-402</meta:generator>
    <meta:document-statistic meta:object-count="23"/>
  </office:meta>
</office:document-meta>
</file>